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ource Code Pro" svg:font-family="'Source Code Pro'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31"/>
    <style:style style:name="P2" style:family="paragraph" style:parent-style-name="Standard" style:list-style-name="L1"/>
    <style:style style:name="P3" style:family="paragraph" style:parent-style-name="Standard">
      <style:text-properties style:use-window-font-color="true" style:font-name="Arial" fo:font-size="10pt" fo:font-style="normal" fo:font-weight="bold" fo:background-color="#ffff00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 style:list-style-name="WW8Num31">
      <style:text-properties fo:background-color="#ffff00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list-style-name="WW8Num31"/>
    <style:style style:name="P9" style:family="paragraph" style:list-style-name="L2"/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background-color="#ffff00"/>
    </style:style>
    <style:style style:name="T5" style:family="text">
      <style:text-properties fo:color="#49ed62" style:font-name="Source Code Pro"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2.2. AffitsServer API <text:span text:style-name="T4">to chyba odpowiednia nazwa – jedyna jaką otrzymałem poza `serwis` itd.</text:span></text:p>
      <text:p text:style-name="Standard"/>
      <text:p text:style-name="Standard"/>
      <text:p text:style-name="Standard">1.3 Jak tak dzielimy się rolami możesz mi dopisać DevOps =)</text:p>
      <text:p text:style-name="Standard"/>
      <text:p text:style-name="Standard">1.8</text:p>
      <text:list xml:id="list1985004506767346999" text:style-name="WW8Num31">
        <text:list-item>
          <text:p text:style-name="P5">(TODO: <text:span text:style-name="T1">Piotrze <text:s/></text:span>- dopisz tu wszystko inne co robiłeś)</text:p>
        </text:list-item>
        <text:list-item>
          <text:p text:style-name="P1">instalacja oprogramowania do zarządzania zadaniami SCRUM - YouTrack na bazie darmowej licencji na serwerze apache</text:p>
        </text:list-item>
        <text:list-item>
          <text:p text:style-name="P1">przygotowanie logów systemu w miejscach decyzyjnych w celu weryfikacji poprawności działania oraz śledzenia zachowania systemu</text:p>
        </text:list-item>
        <text:list-item>
          <text:p text:style-name="P1">konfiguracja firewalla na routerze i dostępu do serwera z sieci WAN</text:p>
        </text:list-item>
        <text:list-item>
          <text:p text:style-name="P1">instalacja i konfiguracja serwera IIS wraz z modułami</text:p>
        </text:list-item>
        <text:list-item>
          <text:p text:style-name="P1"><text:bookmark text:name="fprsl"/>Continuous integration</text:p>
        </text:list-item>
      </text:list>
      <text:p text:style-name="Standard"/>
      <text:p text:style-name="Standard"/>
      <text:p text:style-name="Standard">2.3</text:p>
      <text:p text:style-name="P3"><text:span text:style-name="T2">Uwaga o </text:span>wdrożeniu na serwer</text:p>
      <text:p text:style-name="Standard"/>
      <text:p text:style-name="Standard">Ze względu na fakt że API aplikacji oparte jest na .NET'owym frameworku WebApi 2.0 wybór serwera padł na rozwiązanie firmy Microsoft - Internet Information Services (IIS).</text:p>
      <text:p text:style-name="Standard"/>
      <text:p text:style-name="Standard">Został on zainstalowany na wirtualnej maszynie z systemem operacyjnym Windows 7. Jako dodatkowe moduły konieczne do poprawnego funkcjonowania aplikcji zostały dodane:</text:p>
      <text:list xml:id="list7617642374406567458" text:style-name="L1">
        <text:list-item>
          <text:list>
            <text:list-item>
              <text:p text:style-name="P2">URL Rewrite</text:p>
            </text:list-item>
            <text:list-item>
              <text:p text:style-name="P2">.NET Framework Services ( wersji 4 odpowiadającej używanemu frameworkowi) wraz z Windows Communication Foundation (WCF) i aktywacją poprzez HTTP</text:p>
            </text:list-item>
            <text:list-item>
              <text:p text:style-name="P2">Certyfikat SSL</text:p>
            </text:list-item>
            <text:list-item>
              <text:p text:style-name="P2">Przystawka Certyfikaty do Microsoft Management Console (MMC)</text:p>
            </text:list-item>
          </text:list>
        </text:list-item>
      </text:list>
      <text:p text:style-name="Standard"/>
      <text:p text:style-name="Standard">Żeby strona figurowała publicznie w internecie oraz wzbudzała zaufanie nabyta została domena edu-matic.pl odpowiadająca profilowi aplikacji i została przekierowana na zewnętrze IP routera.</text:p>
      <text:p text:style-name="Standard"/>
      <text:p text:style-name="Standard">Kolejnym krokiem koniecznym do skonfigurowania działającego systemu było utworzenie odpowiednich aplikacji działających odpowiednio na portach 80 (HTTP) oraz 443 (HTTPS). W rzeczywistości w ramach jednej aplikacji znajdują się dwie – jedna frontowa z aplikacją Angularową oraz API .NET z aktywacją HTTP.</text:p>
      <text:p text:style-name="Standard"/>
      <text:p text:style-name="Standard">W związku z faktem że obecnie dominującą przeglądarką na świecie jest Google Chrome (55.04% - grudzień 2017 rok, dane z serwisu StatCounter - http://gs.statcounter.com) oraz faktem wprowadzenia przez firmę Google nowej polityki wymuszającej protokół HTTPS m.in. w przypadku używania kamery poprzez przeglądarkę koniecznością również stało się posiadanie właściwego certyfikatu SSL(Self-signed certificate ciągle powoduje konieczność potwierdzania wyjątków bezpieczeństwa co rodzi obawę o chęć korzystania z serwisu). W związku z tym po wyrenderowaniu odpowiedniego żądania CSR poprzez MMC dzięki wydawcy certyfikatów Comodo CA Ltd oraz ich serwisowi WWW (https://www.instantssl.com) został pozyskany darmowy certyfikat o trzymiesięcznej ważności i dodany do naszej aplikacji. Żeby uniknąć niepożądanego efektu braku możliwości użycia kamery wersja HTTP przekierowuję na bezpieczną stronę HTTPS.</text:p>
      <text:p text:style-name="Standard"/>
      <text:p text:style-name="Standard">Na koniec należało wystawić stronę do sieci WAN. W tym celu w firewallu na routerze odblokowane zostały porty 80 i 443 ustawione reguły kierujące na IP właściwe dla naszego serwera <text:soft-page-break/>IIS, który sam rozwiązuje właściwe dla siebie domeny.</text:p>
      <text:p text:style-name="Standard"/>
      <text:p text:style-name="Standard">Technologie</text:p>
      <text:p text:style-name="Standard"><text:tab/>używamy Angular 4 nie 2.</text:p>
      <text:p text:style-name="Standard"><text:tab/>poza tym jeszcze HTML i CSS</text:p>
      <text:p text:style-name="Standard"/>
      <text:p text:style-name="Standard"><text:tab/>serwer : .NET Framwework v4</text:p>
      <text:p text:style-name="Standard"/>
      <text:p text:style-name="Standard"/>
      <text:p text:style-name="Standard">3.1</text:p>
      <text:p text:style-name="Standard"/>
      <text:p text:style-name="Standard">* UML</text:p>
      <text:p text:style-name="Standard">* Scrum</text:p>
      <text:p text:style-name="Standard">* Kaskadowy cykl wytwarzania</text:p>
      <text:p text:style-name="Standard"/>
      <text:p text:style-name="Standard"/>
      <text:p text:style-name="Standard">3.1.1 Metodologie</text:p>
      <text:p text:style-name="Standard"/>
      <text:p text:style-name="Standard"><text:s/>- Scrum</text:p>
      <text:p text:style-name="Standard"><text:tab/>Wykonanie bazowej części zostało zaplanowane na sześć 2-tygodniowych sprintów. W tym czasie odbywaliśmy daily na spotkaniach we własnym gronie poprzez webowy komunikator appear.in oraz używając Slacka, a także planowania odbywające się wraz z dr inż. Agnieszka Landowską w celu weryfikacji dotychczasowych postępów pracy oraz nadawaniu jej właściwego kształtu i kierunku. Do zarządzania zadaniami użyliśmy oprogramowania firmy Jetbrains – YouTrack.</text:p>
      <text:p text:style-name="Standard"/>
      <text:p text:style-name="Standard">Głównym odstępstwem od zwyczajowo przyjętej metodyki był zmienny tzw scope czyli zadania znajdujące się w sprincie. Po wykonanej, inicjalnej wersji aplikacji, w końcowej fazie projektu gdzie zadania zaczęły przychodzić bardziej samoczynnie wraz z przygotowywaniem materiału oraz wychodzącymi niedociągnięciami i błędami w programie zdecydowaliśmy się na Scrumban czyli połączenie metodyk Scrum oraz Kanban – zamiast zakreślonych sprintów używaliśmy wspólnej tablicy(Kanban Board) na wszystkie nowo przychodzące zadania i bieżące rozdzielanie pracy.</text:p>
      <text:p text:style-name="Standard"/>
      <text:p text:style-name="Standard">- Cykl wytwarzania - Kaskadowy</text:p>
      <text:p text:style-name="Standard"><text:tab/>Na początku przygotowań do projektu zakreśliliśmy jego plan i architekturę oraz uzgodniliśmy jakich technologii będzie wspólnie używać.</text:p>
      <text:p text:style-name="Standard">Po uzgodnieniach z dr inż. Agnieszka Landowską i inicjalnej analizie systemu przygotowane zostały diagramy UML opisujące ogólny flow użytkownika i możliwe interakcje, a następnie przygotowane zadania i wydzielone na najbliższe cztery sprinty z planowaną ilością na sześć i możliwym wzrostem. </text:p>
      <text:p text:style-name="Standard">Następnie zaczął się proces implementacyjny - z własnymi testami wdrażanych funkcjonalności oraz kolejno testami integracji po łączeniu komponentów w aplikację oraz przygotowywaniem podstawowego materiału uczącego.</text:p>
      <text:p text:style-name="Standard">Ostatnią fazą było przygotowanie kompletnego materiału i w trakcie tego kompleksowe testy całej aplikacji, a także poprawianie pozostałych bugów i wdrożenie aplikacji na serwer.</text:p>
      <text:p text:style-name="Standard"/>
      <text:p text:style-name="Standard"/>
      <text:p text:style-name="Standard">- Zarządzanie ryzykiem <text:span text:style-name="T4">(jako propozycje – nie mam żadnego błyskotliwego pomysłu)</text:span></text:p>
      <text:p text:style-name="Standard"><text:tab/>W związku z faktem że nasza aplikacja jest zależna od systemu zewnętrznego skupiliśmy się na obsłudze wyjątków API oraz logowaniu procesów decyzyjnych żeby z czasem można było udoskonalać system i łatwo debugować potencjalne problemy, a równocześnie interpretować zachowania użytkowników.</text:p>
      <text:p text:style-name="Standard"><text:soft-page-break/><text:tab/>Jednym z zagrożeń projektu tego typu jest wyspecjalizowanie się poszczególnych programistów w jakiejś części systemu dlatego też zdecydowaliśmy się na dzielenie odpowiedzialności pomiędzy różne technologie żeby każdy miał wkład w różne części naszej aplikacji, a w efekcie lepszy produkt.</text:p>
      <text:p text:style-name="Standard"><text:tab/>Kolejnym zagrożeniem przy przygotowaniu materiału i następnie oddaniu władzy w ręce użytkowników jest uszkodzenie samej strony WWW w trakcie pisaniu kodu JS i w efekcie nie reagująca strona. Dlatego też pod koniec projektu zdecydowaliśmy się na bardzo dokładne, wspólne kompleksowe testy aplikacji które pozwoliły nam uodpornić naszą aplikację na niepożądane skutki nieumiejętnie napisanego kodu.</text:p>
      <text:p text:style-name="Standard"/>
      <text:p text:style-name="Standard"/>
      <text:p text:style-name="Standard">3.1.2 Wsparcie narzędziowe</text:p>
      <text:p text:style-name="Standard"><text:s/>PHPStorm</text:p>
      <text:p text:style-name="Standard"><text:s/>pgAdmin</text:p>
      <text:p text:style-name="Standard">appear.in</text:p>
      <text:p text:style-name="Standard"/>
      <text:p text:style-name="P4">używałbym pełnych nazw, nie tylko VSC itp</text:p>
      <text:p text:style-name="Standard"><text:span text:style-name="T3"/></text:p>
      <text:p text:style-name="Standard"><text:span text:style-name="T3"/></text:p>
      <text:p text:style-name="Standard"><text:span text:style-name="T3">4.3</text:span></text:p>
      <text:p text:style-name="Standard"><text:span text:style-name="T3">Program składa się z dwóch aplikacji</text:span></text:p>
      <text:list xml:id="list7021030303779383294" text:style-name="L2">
        <text:list-item>
          <text:p text:style-name="P6"><text:span text:style-name="T3">EduClient </text:span></text:p>
          <text:p text:style-name="P6"><text:span text:style-name="T3">przeglądarkowa aplikacja bazująca na frameworku Angular 4 pisana w TypeScripcie oraz HTML'u i CSS.</text:span></text:p>
          <text:p text:style-name="P6"><text:span text:style-name="T3">Aplikacja używa webpacka do transpilacji źródeł javascriptu oraz procesowania CSS i w efekcie budowania działającej w przeglądarce wersji.</text:span></text:p>
          <text:p text:style-name="P6"><text:span text:style-name="T3">W celu używania aplikacji lokalnie konieczne jest zainstalowanie serwera NodeJS w wersji co najmniej 7. Następnie należy użyć dwóch konsolowych komend(w IDE bądź w natywnej systemowej konsoli z poziomu katalogu aplikacji EduClient):</text:span></text:p>
          <text:list>
            <text:list-item>
              <text:p text:style-name="P6"><text:span text:style-name="T3">`npm install` - instalacja zależności projektu zdeklarowych w pliku package-lock.json</text:span></text:p>
            </text:list-item>
            <text:list-item>
              <text:p text:style-name="P6"><text:span text:style-name="T3">`ng serve` - tworzenie połączenia socketowego i bieżący nasłuch na zmiany w kodzie i przebudowywanie całego rozwiązania</text:span></text:p>
            </text:list-item>
          </text:list>
        </text:list-item>
        <text:list-item>
          <text:p text:style-name="P6"><text:span text:style-name="T3">EduApi</text:span></text:p>
          <text:p text:style-name="P6"><text:span text:style-name="T3">API napisane w C# przy użyciu frameworka .NET WebApi 2 bazujący na .NET Framework v4.</text:span></text:p>
          <text:p text:style-name="P6"><text:span text:style-name="T3">Używając Visual Studio i opcji build solution IDE doinstaluje nam zależności, skonfiguruje serwer IIS express na lokalnej maszynie, a następnie odpali API jako localhost na porcie </text:span>64365.</text:p>
          <text:p text:style-name="P6">Żeby używać API koniecznie jest podanie połączenia do istniejącej bazy danych PostgreSQL lub zainstalowanie takiego serwera ręcznie – w tym celu z katalogu głównym znajduje się folder EduBotBaza ze zrzutami baz do użycia w środowisku developerskim</text:p>
          <text:p text:style-name="P6"><text:span text:style-name="T5"/></text:p>
        </text:list-item>
      </text:list>
      <text:p text:style-name="Standard"><text:span text:style-name="T3"/></text:p>
      <text:p text:style-name="Standard"><text:span text:style-name="T3">4.4</text:span></text:p>
      <text:p text:style-name="P4"><text:span text:style-name="T3">Nie wiem czy tu trzeba jakieś konkrety/przykłady czy wystarczy opis? Zważywszy na zarezerwowaną całą stronę sam nie wiem co o tym myśleć</text:span></text:p>
      <text:p text:style-name="Standard"><text:span text:style-name="T3">W efekcie wspólnych dokonanej pracy powstała następujące dokumentacja:</text:span></text:p>
      <text:list xml:id="list6570729939987596711" text:style-name="L3">
        <text:list-item>
          <text:p text:style-name="P7"><text:span text:style-name="T3">archiwum YouTrack – zarchiwizowane zadania oraz sprinty w systemie</text:span></text:p>
        </text:list-item>
        <text:list-item>
          <text:p text:style-name="P7"><text:span text:style-name="T3">pliki z logami – dane spływające z serwera w trakcie wykonywania zadań przez testerów</text:span></text:p>
        </text:list-item>
        <text:list-item>
          <text:p text:style-name="P7"><text:span text:style-name="T3">współdzielone dokumenty z pytaniami i uwagami – część organizacyjna przed implementacją</text:span></text:p>
        </text:list-item>
        <text:list-item>
          <text:p text:style-name="P7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ource Code Pro" svg:font-family="'Source Code Pro'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yplHeader_5f_3" style:display-name="DyplHeader_3" style:family="paragraph" style:next-style-name="DyplNormal" style:list-style-name="WW8Num26">
      <style:paragraph-properties fo:margin-left="2.57cm" fo:margin-right="0cm" fo:margin-top="0.635cm" fo:margin-bottom="0.423cm" fo:orphans="2" fo:widows="2" fo:text-indent="-1.3cm" style:auto-text-indent="false" fo:keep-with-next="always"/>
      <style:text-properties style:use-window-font-color="true" style:font-name="Arial" fo:font-size="12pt" fo:language="pl" fo:country="PL" fo:font-style="italic" fo:font-weight="bold" style:font-name-asian="Times New Roman" style:font-size-asian="12pt" style:font-style-asian="italic" style:font-weight-asian="bold" style:font-name-complex="Arial" style:font-size-complex="12pt" style:language-complex="ar" style:country-complex="SA"/>
    </style:style>
    <style:style style:name="DyplNormal" style:family="paragraph">
      <style:paragraph-properties fo:margin-left="0cm" fo:margin-right="0cm" fo:margin-top="0.423cm" fo:margin-bottom="0cm" fo:line-height="150%" fo:text-align="justify" style:justify-single-word="false" fo:orphans="2" fo:widows="2" fo:text-indent="1.101cm" style:auto-text-indent="false"/>
      <style:text-properties style:use-window-font-color="true" style:font-name="Arial" fo:font-size="10pt" fo:language="pl" fo:country="PL" fo:font-style="italic" style:font-name-asian="Times New Roman" style:font-size-asian="10pt" style:font-style-asian="italic" style:font-name-complex="Arial" style:font-size-complex="12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WW8Num31z0" style:family="text">
      <style:text-properties style:font-name="Times New Roman" style:font-name-complex="Times New Roman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1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6z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1" text:consecutive-numbering="true">
      <text:list-level-style-bullet text:level="1" text:style-name="WW8Num31z0" style:num-suffix="." text:bullet-char="-">
        <style:list-level-properties text:list-level-position-and-space-mode="label-alignment">
          <style:list-level-label-alignment text:label-followed-by="listtab" text:list-tab-stop-position="1.134cm" fo:text-indent="-0.499cm" fo:margin-left="1.134cm"/>
        </style:list-level-properties>
        <style:text-properties style:font-name="Times New Roman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26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6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6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26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6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26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26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Kreft</meta:initial-creator>
    <meta:creation-date>2018-01-26T18:52:24.93</meta:creation-date>
    <dc:date>2018-01-26T22:27:35.39</dc:date>
    <dc:creator>Piotr Kreft</dc:creator>
    <meta:editing-duration>PT2H41M54S</meta:editing-duration>
    <meta:editing-cycles>16</meta:editing-cycles>
    <meta:generator>OpenOffice/4.1.3$Win32 OpenOffice.org_project/413m1$Build-9783</meta:generator>
    <meta:document-statistic meta:table-count="0" meta:image-count="0" meta:object-count="0" meta:page-count="3" meta:paragraph-count="65" meta:word-count="1076" meta:character-count="7674"/>
  </office:meta>
</office:document-meta>
</file>